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632in" table:align="left"/>
    </style:style>
    <style:style style:name="Table1.A" style:family="table-column">
      <style:table-column-properties style:column-width="0.8681in"/>
    </style:style>
    <style:style style:name="Table1.B" style:family="table-column">
      <style:table-column-properties style:column-width="2.3465in"/>
    </style:style>
    <style:style style:name="Table1.C" style:family="table-column">
      <style:table-column-properties style:column-width="3.248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able_20_Heading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4" style:family="paragraph" style:parent-style-name="Horizontal_20_Line">
      <style:text-properties fo:color="#224b12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Heading_20_2">
      <style:text-properties officeooo:paragraph-rsid="00031d71"/>
    </style:style>
    <style:style style:name="T1" style:family="text">
      <style:text-properties fo:color="#c9211e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383d3c"/>
    </style:style>
    <style:style style:name="T6" style:family="text">
      <style:text-properties fo:color="#224b12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🎬 </text:span><text:span text:style-name="Strong_20_Emphasis"><text:span text:style-name="T1">Day 7 – Python Interview Series</text:span></text:span></text:h>
      <text:h text:style-name="Heading_20_2" text:outline-level="2"><text:span text:style-name="T2">🔥 </text:span><text:span text:style-name="Strong_20_Emphasis"><text:span text:style-name="T2">Topic: Lambda, Map, Filter, and Reduce in Python</text:span></text:span></text:h>
      <text:p text:style-name="Horizontal_20_Line"/>
      <text:h text:style-name="Heading_20_2" text:outline-level="2"><text:span text:style-name="Strong_20_Emphasis"><text:span text:style-name="T5"><text:s/>What is a Lambda Function?</text:span></text:span></text:h>
      <text:p text:style-name="Text_20_body">“A <text:span text:style-name="Strong_20_Emphasis">lambda function</text:span> is a <text:span text:style-name="Strong_20_Emphasis">small anonymous function</text:span>—meaning it doesn’t need a name. It is used when we need a simple function for a short period, usually as an argument to another function.”</text:p>
      <text:p text:style-name="Text_20_body">📘 <text:span text:style-name="Strong_20_Emphasis">Syntax:</text:span></text:p>
      <text:p text:style-name="P5"><text:span text:style-name="Source_20_Text">lambda arguments: expression</text:span></text:p>
      <text:p text:style-name="Text_20_body">🔍 <text:span text:style-name="Strong_20_Emphasis">Example:</text:span></text:p>
      <text:p text:style-name="Preformatted_20_Text"><text:span text:style-name="Source_20_Text">square = lambda x: x * x</text:span></text:p>
      <text:p text:style-name="P5"><text:span text:style-name="Source_20_Text">print(square(5)) <text:s/># Output: 25</text:span></text:p>
      <text:p text:style-name="Text_20_body">🧠 <text:span text:style-name="Strong_20_Emphasis">Real-World Analogy:</text:span><text:line-break/>“Think of a lambda like a pocket calculator. You don’t name every calculation you do, right? You just perform it once and move on.”</text:p>
      <text:p text:style-name="Horizontal_20_Line"/>
      <text:h text:style-name="Heading_20_2" text:outline-level="2"><text:span text:style-name="T6">🔹 </text:span><text:span text:style-name="Strong_20_Emphasis"><text:span text:style-name="T6">Section 2: What is the Map Function? </text:span></text:span></text:h>
      <text:p text:style-name="Text_20_body">“The <text:span text:style-name="Strong_20_Emphasis">map() function</text:span> is used to <text:span text:style-name="Strong_20_Emphasis">apply a function to every element in a list</text:span> and return a new list of the results.”</text:p>
      <text:p text:style-name="Text_20_body">📘 <text:span text:style-name="Strong_20_Emphasis">Example:</text:span></text:p>
      <text:p text:style-name="Preformatted_20_Text"><text:span text:style-name="Source_20_Text">numbers = [1, 2, 3, 4]</text:span></text:p>
      <text:p text:style-name="Preformatted_20_Text"><text:span text:style-name="Source_20_Text">squared = list(map(lambda x: x*x, numbers))</text:span></text:p>
      <text:p text:style-name="P5"><text:span text:style-name="Source_20_Text">print(squared) <text:s/># Output: [1, 4, 9, 16]</text:span></text:p>
      <text:p text:style-name="Text_20_body">🧠 <text:span text:style-name="Strong_20_Emphasis">Analogy:</text:span><text:line-break/>“Map works like a processing machine on a conveyor belt. Each item (number) gets processed by the same rule (function) and comes out transformed.”</text:p>
      <text:p text:style-name="Horizontal_20_Line"/>
      <text:h text:style-name="Heading_20_2" text:outline-level="2"><text:span text:style-name="T6">🔹 </text:span><text:span text:style-name="Strong_20_Emphasis"><text:span text:style-name="T6">Section 3: What is the Filter Function?</text:span></text:span></text:h>
      <text:p text:style-name="Text_20_body">“The <text:span text:style-name="Strong_20_Emphasis">filter() function</text:span> is used to <text:span text:style-name="Strong_20_Emphasis">select elements from a list that satisfy a certain condition</text:span>.”</text:p>
      <text:p text:style-name="Text_20_body">📘 <text:span text:style-name="Strong_20_Emphasis">Example:</text:span></text:p>
      <text:p text:style-name="Preformatted_20_Text"><text:soft-page-break/><text:span text:style-name="Source_20_Text">numbers = [1, 2, 3, 4, 5, 6]</text:span></text:p>
      <text:p text:style-name="Preformatted_20_Text"><text:span text:style-name="Source_20_Text">evens = list(filter(lambda x: x % 2 == 0, numbers))</text:span></text:p>
      <text:p text:style-name="P5"><text:span text:style-name="Source_20_Text">print(evens) <text:s/># Output: [2, 4, 6]</text:span></text:p>
      <text:p text:style-name="Text_20_body">🧠 <text:span text:style-name="Strong_20_Emphasis">Analogy:</text:span><text:line-break/>“Imagine using a coffee filter—it lets only the liquid pass through and holds back the grounds. The filter function does the same—it only allows values that meet your condition.”</text:p>
      <text:p text:style-name="Horizontal_20_Line"/>
      <text:h text:style-name="P6" text:outline-level="2"><text:span text:style-name="T6">🔹 </text:span><text:span text:style-name="Strong_20_Emphasis"><text:span text:style-name="T6">Section 4: What is the Reduce Function? </text:span></text:span></text:h>
      <text:h text:style-name="P6" text:outline-level="2"><text:span text:style-name="T7">“The </text:span><text:span text:style-name="Strong_20_Emphasis"><text:span text:style-name="T7">reduce() function</text:span></text:span><text:span text:style-name="T7"> is used to </text:span><text:span text:style-name="Strong_20_Emphasis"><text:span text:style-name="T7">apply a function cumulatively to the items of a list</text:span></text:span><text:span text:style-name="T7">, reducing the list to a single value.<text:line-break/>It is not built-in, so you have to import it from the </text:span><text:span text:style-name="Source_20_Text"><text:span text:style-name="T7">functools</text:span></text:span><text:span text:style-name="T7"> module.”</text:span></text:h>
      <text:p text:style-name="Text_20_body">📘 <text:span text:style-name="Strong_20_Emphasis">Example:</text:span></text:p>
      <text:p text:style-name="Preformatted_20_Text"><text:span text:style-name="Source_20_Text">from functools import reduce</text:span></text:p>
      <text:p text:style-name="Preformatted_20_Text"><text:span text:style-name="Source_20_Text">numbers = [1, 2, 3, 4]</text:span></text:p>
      <text:p text:style-name="Preformatted_20_Text"><text:span text:style-name="Source_20_Text">product = reduce(lambda x, y: x * y, numbers)</text:span></text:p>
      <text:p text:style-name="P5"><text:span text:style-name="Source_20_Text">print(product) <text:s/># Output: 24</text:span></text:p>
      <text:p text:style-name="Text_20_body">🧠 <text:span text:style-name="Strong_20_Emphasis">Analogy:</text:span><text:line-break/>“Think of reduce as rolling a snowball—each value is added to the result, making it grow until you get a single final output.”</text:p>
      <text:p text:style-name="P4"/>
      <text:h text:style-name="Heading_20_2" text:outline-level="2"><text:span text:style-name="T6">🔹 </text:span><text:span text:style-name="Strong_20_Emphasis"><text:span text:style-name="T6">Section 5: Chaining Map, Filter, and Reduce</text:span></text:span></text:h>
      <text:p text:style-name="Text_20_body">“In interviews, you might be asked to <text:span text:style-name="Strong_20_Emphasis">combine these three</text:span> for complex logic in a single line.<text:line-break/>Let’s square the numbers, filter only even squares, and sum them up.”</text:p>
      <text:p text:style-name="Text_20_body">📘 <text:span text:style-name="Strong_20_Emphasis">Example:</text:span></text:p>
      <text:p text:style-name="Preformatted_20_Text"><text:span text:style-name="Source_20_Text">from functools import reduce</text:span></text:p>
      <text:p text:style-name="Preformatted_20_Text"/>
      <text:p text:style-name="Preformatted_20_Text"><text:span text:style-name="Source_20_Text">numbers = [1, 2, 3, 4, 5, 6]</text:span></text:p>
      <text:p text:style-name="Preformatted_20_Text"/>
      <text:p text:style-name="Preformatted_20_Text"><text:span text:style-name="Source_20_Text">result = reduce(</text:span></text:p>
      <text:p text:style-name="Preformatted_20_Text"><text:span text:style-name="Source_20_Text"><text:s text:c="4"/>lambda x, y: x + y,</text:span></text:p>
      <text:p text:style-name="Preformatted_20_Text"><text:span text:style-name="Source_20_Text"><text:s text:c="4"/>filter(</text:span></text:p>
      <text:p text:style-name="Preformatted_20_Text"><text:span text:style-name="Source_20_Text"><text:s text:c="8"/>lambda x: x % 2 == 0,</text:span></text:p>
      <text:p text:style-name="Preformatted_20_Text"><text:span text:style-name="Source_20_Text"><text:s text:c="8"/>map(lambda x: x * x, numbers)</text:span></text:p>
      <text:p text:style-name="Preformatted_20_Text"><text:span text:style-name="Source_20_Text"><text:s text:c="4"/>)</text:span></text:p>
      <text:p text:style-name="Preformatted_20_Text"><text:span text:style-name="Source_20_Text">)</text:span></text:p>
      <text:p text:style-name="P5"><text:span text:style-name="Source_20_Text">print(result) <text:s/># Output: 56</text:span></text:p>
      <text:p text:style-name="Text_20_body"><text:soft-page-break/>🧠 <text:span text:style-name="Strong_20_Emphasis">Note:</text:span><text:line-break/>“This technique shows your fluency in Python’s functional style and often impresses interviewers.”</text:p>
      <text:p text:style-name="Horizontal_20_Line"/>
      <text:h text:style-name="Heading_20_2" text:outline-level="2"><text:span text:style-name="T6">🔹 </text:span><text:span text:style-name="Strong_20_Emphasis"><text:span text:style-name="T6">Section 6: Practical Interview Questions </text:span></text:span></text:h>
      <text:p text:style-name="Text_20_body">“These are the types of questions interviewers might ask you directly:”</text:p>
      <text:p text:style-name="Text_20_body">💬 <text:span text:style-name="Strong_20_Emphasis">Interview Practice:</text:span></text:p>
      <text:list xml:id="list1413858582" text:style-name="L1">
        <text:list-item>
          <text:p text:style-name="P1">What is a lambda function? Provide an example.</text:p>
        </text:list-item>
        <text:list-item>
          <text:p text:style-name="P1">Use <text:span text:style-name="Source_20_Text">map</text:span> and <text:span text:style-name="Source_20_Text">lambda</text:span> to capitalize all strings in a list.</text:p>
        </text:list-item>
        <text:list-item>
          <text:p text:style-name="P1">Use <text:span text:style-name="Source_20_Text">filter</text:span> to remove all negative numbers from a list.</text:p>
        </text:list-item>
        <text:list-item>
          <text:p text:style-name="P1">Use <text:span text:style-name="Source_20_Text">reduce</text:span> to compute the factorial of a list <text:span text:style-name="Source_20_Text">[1, 2, 3, 4, 5]</text:span>.</text:p>
        </text:list-item>
      </text:list>
      <text:p text:style-name="Text_20_body">📌 <text:span text:style-name="Strong_20_Emphasis">Encourage students:</text:span><text:line-break/>“Pause the video and solve these questions. Drop your answers in the comments—I’ll be checking them!”</text:p>
      <text:p text:style-name="Horizontal_20_Line"/>
      <text:h text:style-name="Heading_20_2" text:outline-level="2"><text:span text:style-name="T6">🔹 </text:span><text:span text:style-name="Strong_20_Emphasis"><text:span text:style-name="T6">Section 7: List Comprehension vs. Map/Filter</text:span></text:span><text:span text:style-name="Strong_20_Emphasis"> </text:span></text:h>
      <text:p text:style-name="Text_20_body">“Python also offers <text:span text:style-name="Strong_20_Emphasis">list comprehensions</text:span>, which can often do the same job as <text:span text:style-name="Source_20_Text">map()</text:span> and <text:span text:style-name="Source_20_Text">filter()</text:span>, sometimes more readably.”</text:p>
      <text:p text:style-name="Text_20_body">📘 <text:span text:style-name="Strong_20_Emphasis">Example:</text:span></text:p>
      <text:p text:style-name="Preformatted_20_Text"><text:span text:style-name="Source_20_Text"># Using map:</text:span></text:p>
      <text:p text:style-name="Preformatted_20_Text"><text:span text:style-name="Source_20_Text">squares = list(map(lambda x: x*x, numbers))</text:span></text:p>
      <text:p text:style-name="Preformatted_20_Text"><text:span text:style-name="Source_20_Text"># Using list comprehension:</text:span></text:p>
      <text:p text:style-name="Preformatted_20_Text"><text:span text:style-name="Source_20_Text">squares = [x*x for x in numbers]</text:span></text:p>
      <text:p text:style-name="Preformatted_20_Text"/>
      <text:p text:style-name="Preformatted_20_Text"><text:span text:style-name="Source_20_Text"># Using filter:</text:span></text:p>
      <text:p text:style-name="Preformatted_20_Text"><text:span text:style-name="Source_20_Text">evens = list(filter(lambda x: x%2 == 0, numbers))</text:span></text:p>
      <text:p text:style-name="Preformatted_20_Text"><text:span text:style-name="Source_20_Text"># Using list comprehension:</text:span></text:p>
      <text:p text:style-name="P5"><text:span text:style-name="Source_20_Text">evens = [x for x in numbers if x%2 == 0]</text:span></text:p>
      <text:p text:style-name="Text_20_body">🧠 <text:span text:style-name="Strong_20_Emphasis">Tip:</text:span><text:line-break/>“Understand both approaches. In interviews, you might be asked to use one specifically or compare them.”</text:p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T6">🧠 </text:span><text:span text:style-name="Strong_20_Emphasis"><text:span text:style-name="T6">Summary Table 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Concept</text:p>
            </table:table-cell>
            <table:table-cell table:style-name="Table1.A1" office:value-type="string">
              <text:p text:style-name="P3">Purpose</text:p>
            </table:table-cell>
            <table:table-cell table:style-name="Table1.A1" office:value-type="string">
              <text:p text:style-name="P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lambda</text:span></text:p>
          </table:table-cell>
          <table:table-cell table:style-name="Table1.A1" office:value-type="string">
            <text:p text:style-name="Table_20_Contents">Small anonymous function</text:p>
          </table:table-cell>
          <table:table-cell table:style-name="Table1.A1" office:value-type="string">
            <text:p text:style-name="Table_20_Contents"><text:span text:style-name="Source_20_Text">lambda x: x + 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p()</text:span></text:p>
          </table:table-cell>
          <table:table-cell table:style-name="Table1.A1" office:value-type="string">
            <text:p text:style-name="Table_20_Contents">Apply function to each item</text:p>
          </table:table-cell>
          <table:table-cell table:style-name="Table1.A1" office:value-type="string">
            <text:p text:style-name="Table_20_Contents"><text:span text:style-name="Source_20_Text">map(lambda x: x*x, list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filter()</text:span></text:p>
          </table:table-cell>
          <table:table-cell table:style-name="Table1.A1" office:value-type="string">
            <text:p text:style-name="Table_20_Contents">Select items matching condition</text:p>
          </table:table-cell>
          <table:table-cell table:style-name="Table1.A1" office:value-type="string">
            <text:p text:style-name="Table_20_Contents"><text:span text:style-name="Source_20_Text">filter(lambda x: x &gt; 0, list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duce()</text:span></text:p>
          </table:table-cell>
          <table:table-cell table:style-name="Table1.A1" office:value-type="string">
            <text:p text:style-name="Table_20_Contents">Combine items into a single value</text:p>
          </table:table-cell>
          <table:table-cell table:style-name="Table1.A1" office:value-type="string">
            <text:p text:style-name="Table_20_Contents"><text:span text:style-name="Source_20_Text">reduce(lambda x, y: x + y, list)</text:span></text:p>
          </table:table-cell>
        </table:table-row>
      </table:table>
      <text:p text:style-name="Horizontal_20_Line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8T15:27:17.042000000</meta:creation-date>
    <dc:date>2025-07-18T16:55:23.165000000</dc:date>
    <meta:editing-duration>PT1H17M56S</meta:editing-duration>
    <meta:editing-cycles>1</meta:editing-cycles>
    <meta:document-statistic meta:table-count="1" meta:image-count="0" meta:object-count="0" meta:page-count="4" meta:paragraph-count="82" meta:word-count="680" meta:character-count="3756" meta:non-whitespace-character-count="3127"/>
    <meta:generator>Neat_Office/6.2.8.2$Windows_x86 LibreOffice_project/</meta:generator>
  </office:meta>
</office:document-meta>
</file>